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>
      <style:text-properties fo:font-weight="bold" style:font-weight-asian="bold"/>
    </style:style>
    <style:style style:name="P5" style:parent-style-name="Normal" style:family="paragraph">
      <style:text-properties fo:font-weight="bold" style:font-weight-asian="bold"/>
    </style:style>
    <style:style style:name="P6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<text:span text:style-name="T2">Report of first week meeting</text:span></text:p>
      <text:p text:style-name="P3">Group work:</text:p>
      <text:p text:style-name="Normal">We mainly work on designing the main state diagram and attribuate inividual tasks.</text:p>
      <text:p text:style-name="Normal"/>
      <text:p text:style-name="P4">Individual Work:</text:p>
      <text:p text:style-name="Normal">Thanh is doing the basic class diagram.</text:p>
      <text:p text:style-name="Normal">Bilal is doing<text:s/>the description of the class diagram and mail the documents to the teacher.</text:p>
      <text:p text:style-name="Normal">Michel is doing<text:s/>the description for the state diagram<text:s/>and keep track of status document/group discussion.</text:p>
      <text:p text:style-name="Normal">Zirui is<text:s/>finishing the general state diagram.</text:p>
      <text:p text:style-name="Normal"/>
      <text:p text:style-name="P5">Questions:</text:p>
      <text:p text:style-name="Normal">-<text:s/>What should we do for the specification &amp; implementation of Hardware class?</text:p>
      <text:p text:style-name="Normal">- Should we have a general state diagram or should we also have<text:s/>a very detailled state diagram for each<text:s/></text:p>
      <text:p text:style-name="Normal">- Should we have an end state? Or after the main wash it can just go to initial state?</text:p>
      <text:p text:style-name="Normal"/>
      <text:p text:style-name="P6">Assumptions:</text:p>
      <text:p text:style-name="Normal">- We assume that first the user has to select the program that he wants then he can do the payment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hael Berard</meta:initial-creator>
    <dc:creator>Michael Berard</dc:creator>
    <meta:creation-date>2016-11-18T13:10:00Z</meta:creation-date>
    <dc:date>2016-11-18T14:15:00Z</dc:date>
    <meta:template xlink:href="Normal" xlink:type="simple"/>
    <meta:editing-cycles>1</meta:editing-cycles>
    <meta:editing-duration>PT0S</meta:editing-duration>
    <meta:document-statistic meta:page-count="1" meta:paragraph-count="1" meta:word-count="122" meta:character-count="821" meta:row-count="5" meta:non-whitespace-character-count="700"/>
  </office:meta>
</office:document-meta>
</file>